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tion:</text:p>
      <text:p text:style-name="Standard">Important Aspekts of each file:</text:p>
      <text:p text:style-name="Standard"/>
      <text:p text:style-name="Standard"/>
      <text:p text:style-name="Standard">Pythonia besteht aus den folgenden Teilen: </text:p>
      <text:list xml:id="list4979771856590333903" text:style-name="L1">
        <text:list-item>
          <text:p text:style-name="P1">python_MainGame.py<text:tab/># Code für das Spiel</text:p>
        </text:list-item>
        <text:list-item>
          <text:p text:style-name="P1">python_MainGame.pyw<text:tab/># Kompilierter Code – ausführbar mit Python+Pygame</text:p>
        </text:list-item>
        <text:list-item>
          <text:p text:style-name="P1">python_tk_text.py<text:tab/><text:tab/># Code für den Lektionsbereich</text:p>
        </text:list-item>
        <text:list-item>
          <text:p text:style-name="P1">python_tk_text.pyw<text:tab/><text:tab/># Kompilierter Code – ausführbar mit Python+Pygame</text:p>
        </text:list-item>
        <text:list-item>
          <text:p text:style-name="P1">communication_file.txt<text:tab/># Textfile der für die Kommunikation benutzt wird </text:p>
        </text:list-item>
        <text:list-item>
          <text:p text:style-name="P1">FreeSans.ttf <text:tab/><text:tab/><text:tab/># Schriftart für das Spiel</text:p>
        </text:list-item>
        <text:list-item>
          <text:p text:style-name="P1">sounds<text:tab/>(Ordner)<text:tab/><text:tab/># Alle Töne für Hintergrundmusik und Münzen</text:p>
        </text:list-item>
        <text:list-item>
          <text:p text:style-name="P1">graphics (Ordner)<text:tab/><text:tab/># Alle Grafiken für Character, Gegner, Level, Collectables </text:p>
          <text:p text:style-name="P1"/>
        </text:list-item>
      </text:list>
      <text:p text:style-name="Standard"/>
      <text:p text:style-name="Standard"/>
      <text:p text:style-name="Standard">python_MainGame:</text:p>
      <text:p text:style-name="Standard"/>
      <text:p text:style-name="Standard">Game Loop:</text:p>
      <text:p text:style-name="Standard"/>
      <text:list xml:id="list4444338692100245023" text:style-name="L2">
        <text:list-item>
          <text:p text:style-name="P2">COMMUNICATION</text:p>
          <text:list>
            <text:list-item>
              <text:p text:style-name="P2">Coding Window Check</text:p>
            </text:list-item>
            <text:list-item>
              <text:p text:style-name="P2">Key Input Handling</text:p>
            </text:list-item>
          </text:list>
        </text:list-item>
      </text:list>
      <text:p text:style-name="Standard"/>
      <text:p text:style-name="Standard"/>
      <text:list xml:id="list36675252" text:continue-numbering="true" text:style-name="L2">
        <text:list-item>
          <text:p text:style-name="P2">CHARACTER MOVEMENT</text:p>
          <text:list>
            <text:list-item>
              <text:p text:style-name="P2">Jump Acceleration Calculation</text:p>
              <text:p text:style-name="P2"/>
            </text:list-item>
            <text:list-item>
              <text:p text:style-name="P2">Movement Calculation X-Axis</text:p>
            </text:list-item>
            <text:list-item>
              <text:p text:style-name="P2">Collision Detection X-Axis</text:p>
            </text:list-item>
            <text:list-item>
              <text:p text:style-name="P2">Character Movement X-Axis</text:p>
            </text:list-item>
            <text:list-item>
              <text:p text:style-name="P2">Movement Calculation Y-Axis</text:p>
            </text:list-item>
            <text:list-item>
              <text:p text:style-name="P2">Collision Detection Y-Axis</text:p>
            </text:list-item>
            <text:list-item>
              <text:p text:style-name="P2">Character Movement Y-Axis</text:p>
            </text:list-item>
          </text:list>
        </text:list-item>
      </text:list>
      <text:p text:style-name="Standard"/>
      <text:p text:style-name="Standard"/>
      <text:list xml:id="list36696672" text:continue-numbering="true" text:style-name="L2">
        <text:list-item>
          <text:p text:style-name="P2">CAMERA MOVEMENT</text:p>
        </text:list-item>
      </text:list>
      <text:p text:style-name="Standard"/>
      <text:p text:style-name="Standard"/>
      <text:list xml:id="list36704250" text:continue-numbering="true" text:style-name="L2">
        <text:list-item>
          <text:p text:style-name="P2">RENDERING</text:p>
          <text:list>
            <text:list-item>
              <text:p text:style-name="P2">Level Environment Rendering</text:p>
            </text:list-item>
            <text:list-item>
              <text:p text:style-name="P2">Enemy Rendering</text:p>
            </text:list-item>
            <text:list-item>
              <text:p text:style-name="P2">Character Rendering</text:p>
            </text:list-item>
            <text:list-item>
              <text:p text:style-name="P2">Button Rendering</text:p>
            </text:list-item>
            <text:list-item>
              <text:p text:style-name="P2">HP &amp; Coin Counter Rendering</text:p>
            </text:list-item>
          </text:list>
        </text:list-item>
      </text:list>
      <text:p text:style-name="Standard"/>
      <text:p text:style-name="Standard"/>
      <text:list xml:id="list36683970" text:continue-numbering="true" text:style-name="L2">
        <text:list-item>
          <text:p text:style-name="P2">HITBOX CALCULATIONS</text:p>
          <text:list>
            <text:list-item>
              <text:p text:style-name="P2">Collision detection of hearts/coins/flags/barbs</text:p>
            </text:list-item>
            <text:list-item>
              <text:p text:style-name="P2">Collision detection of enemies </text:p>
            </text:list-item>
            <text:list-item>
              <text:p text:style-name="P2">Flag handling</text:p>
            </text:list-item>
          </text:list>
        </text:list-item>
      </text:list>
      <text:p text:style-name="Standard"/>
      <text:p text:style-name="Standard"><text:soft-page-break/></text:p>
      <text:list xml:id="list36689756" text:continue-numbering="true" text:style-name="L2">
        <text:list-item>
          <text:p text:style-name="P2">FIXED SCREEN RENDERING</text:p>
          <text:list>
            <text:list-item>
              <text:p text:style-name="P2">Endscreen</text:p>
            </text:list-item>
            <text:list-item>
              <text:p text:style-name="P2">Scoreboard</text:p>
            </text:list-item>
            <text:list-item>
              <text:p text:style-name="P2">Startscreen</text:p>
            </text:list-item>
          </text:list>
        </text:list-item>
      </text:list>
      <text:p text:style-name="Standard"/>
      <text:p text:style-name="Standard"/>
      <text:list xml:id="list36702129" text:continue-numbering="true" text:style-name="L2">
        <text:list-item>
          <text:p text:style-name="P2">DISPLAY UPDATE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ython_tk_text GUI:</text:p>
      <text:p text:style-name="Standard"/>
      <text:list xml:id="list6780238324990916598" text:style-name="L3">
        <text:list-item>
          <text:p text:style-name="P3">Background of instruction text</text:p>
        </text:list-item>
        <text:list-item>
          <text:p text:style-name="P3">instruction text (+ Initiierung: Text)</text:p>
        </text:list-item>
        <text:list-item>
          <text:p text:style-name="P3">Grey line between text and coding Window</text:p>
        </text:list-item>
        <text:list-item>
          <text:p text:style-name="P3">Coding Window (+ Initiierung: Given_Code)</text:p>
        </text:list-item>
        <text:list-item>
          <text:p text:style-name="P3">Command Line Window (+ Initiierung: #--- commandline ---# )</text:p>
        </text:list-item>
        <text:list-item>
          <text:p text:style-name="P3">Buttons (Check Code, Archiv, Weiter, Reset Code)</text:p>
        </text:list-item>
      </text:list>
      <text:p text:style-name="Standard"/>
      <text:p text:style-name="Standard"/>
      <text:p text:style-name="Standard">communication_file.txt:</text:p>
      <text:p text:style-name="Standard"/>
      <text:list xml:id="list7529819518430494328" text:style-name="L4">
        <text:list-item>
          <text:p text:style-name="P4">Used for the communication between python_MainGame and python_tk_text. </text:p>
        </text:list-item>
        <text:list-item>
          <text:p text:style-name="P4">Empty if python_tk_text is not running</text:p>
        </text:list-item>
        <text:list-item>
          <text:p text:style-name="P4">Otherwise it contains the number of the lesson which is supposed to be loaded and the signal "running"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52M18S</meta:editing-duration>
    <meta:editing-cycles>8</meta:editing-cycles>
    <meta:generator>OpenOffice/4.1.1$Win32 OpenOffice.org_project/411m6$Build-9775</meta:generator>
    <dc:date>2015-11-27T16:52:33.86</dc:date>
    <meta:document-statistic meta:table-count="0" meta:image-count="0" meta:object-count="0" meta:page-count="2" meta:paragraph-count="51" meta:word-count="261" meta:character-count="1807"/>
    <meta:user-defined meta:name="Info 1"/>
    <meta:user-defined meta:name="Info 2"/>
    <meta:user-defined meta:name="Info 3"/>
    <meta:user-defined meta:name="Info 4"/>
  </office:meta>
</office:document-meta>
</file>